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owest Latency Scheduling, closer to access points get scheduled first. We thus evaluate the latency in this scheduling scheme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Rank 6</text:p>
          </table:table-cell>
          <table:table-cell table:number-columns-repeated="3"/>
          <table:table-cell office:value-type="string" calcext:value-type="string">
            <text:p>Rank 5</text:p>
          </table:table-cell>
          <table:table-cell table:number-columns-repeated="3"/>
          <table:table-cell office:value-type="string" calcext:value-type="string">
            <text:p>Rank 4</text:p>
          </table:table-cell>
          <table:table-cell table:number-columns-repeated="3"/>
          <table:table-cell office:value-type="string" calcext:value-type="string">
            <text:p>Rank 3</text:p>
          </table:table-cell>
          <table:table-cell table:number-columns-repeated="2"/>
        </table:table-row>
        <table:table-row table:style-name="ro1">
          <table:table-cell office:value-type="float" office:value="1846070" calcext:value-type="float">
            <text:p>1846070</text:p>
          </table:table-cell>
          <table:table-cell office:value-type="float" office:value="1846441" calcext:value-type="float">
            <text:p>1846441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79988" calcext:value-type="float">
            <text:p>179988</text:p>
          </table:table-cell>
          <table:table-cell office:value-type="float" office:value="180310.5" calcext:value-type="float">
            <text:p>180310.5</text:p>
          </table:table-cell>
          <table:table-cell table:formula="of:=[.F3]-[.E3]" office:value-type="float" office:value="322.5" calcext:value-type="float">
            <text:p>322.5</text:p>
          </table:table-cell>
          <table:table-cell/>
          <table:table-cell office:value-type="float" office:value="180078" calcext:value-type="float">
            <text:p>180078</text:p>
          </table:table-cell>
          <table:table-cell office:value-type="float" office:value="180310.5" calcext:value-type="float">
            <text:p>180310.5</text:p>
          </table:table-cell>
          <table:table-cell table:formula="of:=[.J3]-[.I3]" office:value-type="float" office:value="232.5" calcext:value-type="float">
            <text:p>232.5</text:p>
          </table:table-cell>
          <table:table-cell/>
          <table:table-cell office:value-type="float" office:value="180168" calcext:value-type="float">
            <text:p>180168</text:p>
          </table:table-cell>
          <table:table-cell office:value-type="float" office:value="180310.5" calcext:value-type="float">
            <text:p>180310.5</text:p>
          </table:table-cell>
          <table:table-cell table:formula="of:=[.N3]-[.M3]" office:value-type="float" office:value="142.5" calcext:value-type="float">
            <text:p>142.5</text:p>
          </table:table-cell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/>
          <table:table-cell office:value-type="float" office:value="179988" calcext:value-type="float">
            <text:p>179988</text:p>
          </table:table-cell>
          <table:table-cell office:value-type="float" office:value="180295" calcext:value-type="float">
            <text:p>180295</text:p>
          </table:table-cell>
          <table:table-cell table:formula="of:=[.F4]-[.E4]" office:value-type="float" office:value="307" calcext:value-type="float">
            <text:p>307</text:p>
          </table:table-cell>
          <table:table-cell/>
          <table:table-cell office:value-type="float" office:value="180078" calcext:value-type="float">
            <text:p>180078</text:p>
          </table:table-cell>
          <table:table-cell office:value-type="float" office:value="180295" calcext:value-type="float">
            <text:p>180295</text:p>
          </table:table-cell>
          <table:table-cell table:formula="of:=[.J4]-[.I4]" office:value-type="float" office:value="217" calcext:value-type="float">
            <text:p>217</text:p>
          </table:table-cell>
          <table:table-cell/>
          <table:table-cell office:value-type="float" office:value="180168" calcext:value-type="float">
            <text:p>180168</text:p>
          </table:table-cell>
          <table:table-cell office:value-type="float" office:value="180265.5" calcext:value-type="float">
            <text:p>180265.5</text:p>
          </table:table-cell>
          <table:table-cell table:formula="of:=[.N4]-[.M4]" office:value-type="float" office:value="97.5" calcext:value-type="float">
            <text:p>97.5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/>
          <table:table-cell office:value-type="float" office:value="179988" calcext:value-type="float">
            <text:p>179988</text:p>
          </table:table-cell>
          <table:table-cell office:value-type="float" office:value="180265.5" calcext:value-type="float">
            <text:p>180265.5</text:p>
          </table:table-cell>
          <table:table-cell table:formula="of:=[.F5]-[.E5]" office:value-type="float" office:value="277.5" calcext:value-type="float">
            <text:p>277.5</text:p>
          </table:table-cell>
          <table:table-cell/>
          <table:table-cell office:value-type="float" office:value="180078" calcext:value-type="float">
            <text:p>180078</text:p>
          </table:table-cell>
          <table:table-cell office:value-type="float" office:value="180265.5" calcext:value-type="float">
            <text:p>180265.5</text:p>
          </table:table-cell>
          <table:table-cell table:formula="of:=[.J5]-[.I5]" office:value-type="float" office:value="187.5" calcext:value-type="float">
            <text:p>187.5</text:p>
          </table:table-cell>
          <table:table-cell/>
          <table:table-cell office:value-type="float" office:value="180168" calcext:value-type="float">
            <text:p>180168</text:p>
          </table:table-cell>
          <table:table-cell office:value-type="float" office:value="180310.5" calcext:value-type="float">
            <text:p>180310.5</text:p>
          </table:table-cell>
          <table:table-cell table:formula="of:=[.N5]-[.M5]" office:value-type="float" office:value="142.5" calcext:value-type="float">
            <text:p>142.5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79988" calcext:value-type="float">
            <text:p>179988</text:p>
          </table:table-cell>
          <table:table-cell office:value-type="float" office:value="181016.5" calcext:value-type="float">
            <text:p>181016.5</text:p>
          </table:table-cell>
          <table:table-cell table:formula="of:=[.F6]-[.E6]" office:value-type="float" office:value="1028.5" calcext:value-type="float">
            <text:p>1028.5</text:p>
          </table:table-cell>
          <table:table-cell/>
          <table:table-cell office:value-type="float" office:value="180078" calcext:value-type="float">
            <text:p>180078</text:p>
          </table:table-cell>
          <table:table-cell office:value-type="float" office:value="181016.5" calcext:value-type="float">
            <text:p>181016.5</text:p>
          </table:table-cell>
          <table:table-cell table:formula="of:=[.J6]-[.I6]" office:value-type="float" office:value="938.5" calcext:value-type="float">
            <text:p>938.5</text:p>
          </table:table-cell>
          <table:table-cell/>
          <table:table-cell office:value-type="float" office:value="180168" calcext:value-type="float">
            <text:p>180168</text:p>
          </table:table-cell>
          <table:table-cell office:value-type="float" office:value="180310.5" calcext:value-type="float">
            <text:p>180310.5</text:p>
          </table:table-cell>
          <table:table-cell table:formula="of:=[.N6]-[.M6]" office:value-type="float" office:value="142.5" calcext:value-type="float">
            <text:p>142.5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/>
          <table:table-cell office:value-type="float" office:value="179988" calcext:value-type="float">
            <text:p>179988</text:p>
          </table:table-cell>
          <table:table-cell office:value-type="float" office:value="181000.5" calcext:value-type="float">
            <text:p>181000.5</text:p>
          </table:table-cell>
          <table:table-cell table:formula="of:=[.F7]-[.E7]" office:value-type="float" office:value="1012.5" calcext:value-type="float">
            <text:p>1012.5</text:p>
          </table:table-cell>
          <table:table-cell/>
          <table:table-cell office:value-type="float" office:value="180078" calcext:value-type="float">
            <text:p>180078</text:p>
          </table:table-cell>
          <table:table-cell office:value-type="float" office:value="181000.5" calcext:value-type="float">
            <text:p>181000.5</text:p>
          </table:table-cell>
          <table:table-cell table:formula="of:=[.J7]-[.I7]" office:value-type="float" office:value="922.5" calcext:value-type="float">
            <text:p>922.5</text:p>
          </table:table-cell>
          <table:table-cell/>
          <table:table-cell office:value-type="float" office:value="180168" calcext:value-type="float">
            <text:p>180168</text:p>
          </table:table-cell>
          <table:table-cell office:value-type="float" office:value="181016.5" calcext:value-type="float">
            <text:p>181016.5</text:p>
          </table:table-cell>
          <table:table-cell table:formula="of:=[.N7]-[.M7]" office:value-type="float" office:value="848.5" calcext:value-type="float">
            <text:p>848.5</text:p>
          </table:table-cell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/>
          <table:table-cell office:value-type="float" office:value="179988" calcext:value-type="float">
            <text:p>179988</text:p>
          </table:table-cell>
          <table:table-cell office:value-type="float" office:value="180971.5" calcext:value-type="float">
            <text:p>180971.5</text:p>
          </table:table-cell>
          <table:table-cell table:formula="of:=[.F8]-[.E8]" office:value-type="float" office:value="983.5" calcext:value-type="float">
            <text:p>983.5</text:p>
          </table:table-cell>
          <table:table-cell/>
          <table:table-cell office:value-type="float" office:value="180078" calcext:value-type="float">
            <text:p>180078</text:p>
          </table:table-cell>
          <table:table-cell office:value-type="float" office:value="181000.5" calcext:value-type="float">
            <text:p>181000.5</text:p>
          </table:table-cell>
          <table:table-cell table:formula="of:=[.J8]-[.I8]" office:value-type="float" office:value="922.5" calcext:value-type="float">
            <text:p>922.5</text:p>
          </table:table-cell>
          <table:table-cell/>
          <table:table-cell office:value-type="float" office:value="180168" calcext:value-type="float">
            <text:p>180168</text:p>
          </table:table-cell>
          <table:table-cell office:value-type="float" office:value="181000.5" calcext:value-type="float">
            <text:p>181000.5</text:p>
          </table:table-cell>
          <table:table-cell table:formula="of:=[.N8]-[.M8]" office:value-type="float" office:value="832.5" calcext:value-type="float">
            <text:p>832.5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22.5" calcext:value-type="float">
            <text:p>322.5</text:p>
          </table:table-cell>
          <table:table-cell table:number-columns-repeated="3"/>
          <table:table-cell office:value-type="float" office:value="232.5" calcext:value-type="float">
            <text:p>232.5</text:p>
          </table:table-cell>
          <table:table-cell/>
          <table:table-cell office:value-type="float" office:value="180168" calcext:value-type="float">
            <text:p>180168</text:p>
          </table:table-cell>
          <table:table-cell office:value-type="float" office:value="181000.5" calcext:value-type="float">
            <text:p>181000.5</text:p>
          </table:table-cell>
          <table:table-cell table:formula="of:=[.N9]-[.M9]" office:value-type="float" office:value="832.5" calcext:value-type="float">
            <text:p>832.5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22.5" calcext:value-type="float">
            <text:p>322.5</text:p>
          </table:table-cell>
          <table:table-cell table:number-columns-repeated="3"/>
          <table:table-cell office:value-type="float" office:value="232.5" calcext:value-type="float">
            <text:p>232.5</text:p>
          </table:table-cell>
          <table:table-cell/>
          <table:table-cell office:value-type="float" office:value="180168" calcext:value-type="float">
            <text:p>180168</text:p>
          </table:table-cell>
          <table:table-cell/>
          <table:table-cell office:value-type="float" office:value="142.5" calcext:value-type="float">
            <text:p>142.5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22.5" calcext:value-type="float">
            <text:p>322.5</text:p>
          </table:table-cell>
          <table:table-cell table:number-columns-repeated="3"/>
          <table:table-cell office:value-type="float" office:value="232.5" calcext:value-type="float">
            <text:p>232.5</text:p>
          </table:table-cell>
          <table:table-cell/>
          <table:table-cell office:value-type="float" office:value="180168" calcext:value-type="float">
            <text:p>180168</text:p>
          </table:table-cell>
          <table:table-cell/>
          <table:table-cell office:value-type="float" office:value="97.5" calcext:value-type="float">
            <text:p>97.5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/>
          <table:table-cell office:value-type="float" office:value="180168" calcext:value-type="float">
            <text:p>180168</text:p>
          </table:table-cell>
          <table:table-cell/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165829" calcext:value-type="float">
            <text:p>165829</text:p>
          </table:table-cell>
          <table:table-cell office:value-type="float" office:value="166905" calcext:value-type="float">
            <text:p>166905</text:p>
          </table:table-cell>
          <table:table-cell office:value-type="float" office:value="1076" calcext:value-type="float">
            <text:p>1076</text:p>
          </table:table-cell>
          <table:table-cell table:number-columns-repeated="3"/>
          <table:table-cell office:value-type="float" office:value="277.5" calcext:value-type="float">
            <text:p>277.5</text:p>
          </table:table-cell>
          <table:table-cell table:number-columns-repeated="3"/>
          <table:table-cell office:value-type="float" office:value="187.5" calcext:value-type="float">
            <text:p>187.5</text:p>
          </table:table-cell>
          <table:table-cell/>
          <table:table-cell office:value-type="float" office:value="180168" calcext:value-type="float">
            <text:p>180168</text:p>
          </table:table-cell>
          <table:table-cell/>
          <table:table-cell office:value-type="float" office:value="97.5" calcext:value-type="float">
            <text:p>97.5</text:p>
          </table:table-cell>
        </table:table-row>
        <table:table-row table:style-name="ro1">
          <table:table-cell table:number-columns-repeated="2"/>
          <table:table-cell office:value-type="float" office:value="1076" calcext:value-type="float">
            <text:p>1076</text:p>
          </table:table-cell>
          <table:table-cell table:number-columns-repeated="3"/>
          <table:table-cell office:value-type="float" office:value="1012.5" calcext:value-type="float">
            <text:p>1012.5</text:p>
          </table:table-cell>
          <table:table-cell table:number-columns-repeated="3"/>
          <table:table-cell office:value-type="float" office:value="938.5" calcext:value-type="float">
            <text:p>938.5</text:p>
          </table:table-cell>
          <table:table-cell/>
          <table:table-cell office:value-type="float" office:value="180168" calcext:value-type="float">
            <text:p>180168</text:p>
          </table:table-cell>
          <table:table-cell/>
          <table:table-cell office:value-type="float" office:value="142.5" calcext:value-type="float">
            <text:p>142.5</text:p>
          </table:table-cell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1028.5" calcext:value-type="float">
            <text:p>1028.5</text:p>
          </table:table-cell>
          <table:table-cell table:number-columns-repeated="3"/>
          <table:table-cell office:value-type="float" office:value="922.5" calcext:value-type="float">
            <text:p>922.5</text:p>
          </table:table-cell>
          <table:table-cell/>
          <table:table-cell office:value-type="float" office:value="180168" calcext:value-type="float">
            <text:p>180168</text:p>
          </table:table-cell>
          <table:table-cell/>
          <table:table-cell office:value-type="float" office:value="142.5" calcext:value-type="float">
            <text:p>142.5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float" office:value="65381" calcext:value-type="float">
            <text:p>65381</text:p>
          </table:table-cell>
          <table:table-cell office:value-type="float" office:value="65974" calcext:value-type="float">
            <text:p>65974</text:p>
          </table:table-cell>
          <table:table-cell office:value-type="float" office:value="1076" calcext:value-type="float">
            <text:p>10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76" calcext:value-type="float">
            <text:p>10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76" calcext:value-type="float">
            <text:p>1076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06" calcext:value-type="float">
            <text:p>11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06" calcext:value-type="float">
            <text:p>11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06" calcext:value-type="float">
            <text:p>11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06" calcext:value-type="float">
            <text:p>11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06" calcext:value-type="float">
            <text:p>110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3:20:16.617793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39:04.465897958</meta:creation-date>
    <meta:generator>LibreOffice/5.1.6.2$Linux_X86_64 LibreOffice_project/10m0$Build-2</meta:generator>
    <dc:date>2017-06-18T15:48:52.739613447</dc:date>
    <meta:editing-duration>P1DT6H17M5S</meta:editing-duration>
    <meta:editing-cycles>5</meta:editing-cycles>
    <meta:document-statistic meta:table-count="1" meta:cell-count="132" meta:object-count="0"/>
  </office:meta>
</office:document-meta>
</file>